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/>
    <style:style style:name="ce3" style:family="table-cell">
      <style:table-cell-properties style:cell-protect="none"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>
          <table:table-cell office:value-type="string" office:string-value="SQLQueryBucketFrame.menu.Save = " table:style-name="ce1">
            <text:p>SQLQueryBucketFrame.menu.Save = </text:p>
          </table:table-cell>
        </table:table-row>
        <table:table-row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3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2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2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2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2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2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2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2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2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2">
            <text:p>MyJSQLView_Utils.dialogbutton.No = </text:p>
          </table:table-cell>
        </table:table-row>
        <table:table-row table:style-name="ro1" table:number-rows-repeated="3232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8</meta:editing-cycles>
    <meta:creation-date>2010-06-05T10:53:00</meta:creation-date>
    <dc:date>2011-10-01T19:00:48</dc:date>
  </office:meta>
</office:document-meta>
</file>